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表格" style:family="table">
      <style:table-properties style:width="17cm" table:align="margins"/>
    </style:style>
    <style:style style:name="表格.A" style:family="table-column">
      <style:table-column-properties style:column-width="8.5cm" style:rel-column-width="32767*"/>
    </style:style>
    <style:style style:name="表格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.B1" style:family="table-cell">
      <style:table-cell-properties fo:padding="0.097cm" fo:border="0.05pt solid #000000"/>
    </style:style>
    <style:style style:name="表格.A2" style:family="table-cell">
      <style:table-cell-properties fo:padding="0.097cm" fo:border-left="0.05pt solid #000000" fo:border-right="none" fo:border-top="none" fo:border-bottom="0.05pt solid #000000"/>
    </style:style>
    <style:style style:name="表格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b85c"/>
    </style:style>
    <style:style style:name="T1" style:family="text">
      <style:text-properties officeooo:rsid="0015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模版项目登记</text:p>
      <text:p text:style-name="P1"><text:span text:style-name="T1">1.编辑页面包含项目</text:span></text:p>
      <table:table table:name="表格" table:style-name="表格">
        <table:table-column table:style-name="表格.A" table:number-columns-repeated="2"/>
        <table:table-row>
          <table:table-cell table:style-name="表格.A1" office:value-type="string">
            <text:p text:style-name="Table_20_Contents">文章内容</text:p>
          </table:table-cell>
          <table:table-cell table:style-name="表格.B1" office:value-type="string">
            <text:p text:style-name="Table_20_Contents">文章标题</text:p>
          </table:table-cell>
        </table:table-row>
        <table:table-row>
          <table:table-cell table:style-name="表格.A2" office:value-type="string">
            <text:p text:style-name="Table_20_Contents">文章缩略名</text:p>
          </table:table-cell>
          <table:table-cell table:style-name="表格.B2" office:value-type="string">
            <text:p text:style-name="Table_20_Contents">文章封面地址</text:p>
          </table:table-cell>
        </table:table-row>
        <table:table-row>
          <table:table-cell table:style-name="表格.A2" office:value-type="string">
            <text:p text:style-name="Table_20_Contents">文章简介</text:p>
          </table:table-cell>
          <table:table-cell table:style-name="表格.B2" office:value-type="string">
            <text:p text:style-name="Table_20_Contents">文章状态（是否回收，草稿）</text:p>
          </table:table-cell>
        </table:table-row>
        <table:table-row>
          <table:table-cell table:style-name="表格.A2" office:value-type="string">
            <text:p text:style-name="Table_20_Contents">是否显示评论</text:p>
          </table:table-cell>
          <table:table-cell table:style-name="表格.B2" office:value-type="string">
            <text:p text:style-name="Table_20_Contents">文章密码</text:p>
          </table:table-cell>
        </table:table-row>
        <table:table-row>
          <table:table-cell table:style-name="表格.A2" office:value-type="string">
            <text:p text:style-name="Table_20_Contents">标签</text:p>
          </table:table-cell>
          <table:table-cell table:style-name="表格.B2" office:value-type="string">
            <text:p text:style-name="Table_20_Contents">分类</text:p>
          </table:table-cell>
        </table:table-row>
        <table:table-row>
          <table:table-cell table:style-name="表格.A2" office:value-type="string">
            <text:p text:style-name="Table_20_Contents"/>
          </table:table-cell>
          <table:table-cell table:style-name="表格.B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7-03T11:46:20</meta:creation-date>
    <dc:date>2013-07-03T16:54:03</dc:date>
    <dc:creator>root </dc:creator>
    <meta:editing-duration>PT4H52M33S</meta:editing-duration>
    <meta:editing-cycles>1</meta:editing-cycles>
    <meta:document-statistic meta:table-count="1" meta:image-count="0" meta:object-count="0" meta:page-count="1" meta:paragraph-count="12" meta:word-count="65" meta:character-count="66" meta:non-whitespace-character-count="66"/>
    <meta:generator>LibreOffice/3.6$Linux_X86_64 LibreOffice_project/360m1$Build-2</meta:generator>
  </office:meta>
</office:document-meta>
</file>